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894f0b8" style:family="table" style:master-page-name="Default">
      <style:table-properties table:display="true" style:writing-mode="lr-tb"/>
    </style:style>
    <style:style style:name="ta-0x894f210" style:family="table" style:master-page-name="Default">
      <style:table-properties table:display="true" style:writing-mode="lr-tb"/>
    </style:style>
    <style:style style:name="ta-0x894f368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896e46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6e22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6e6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6e8e8" style:family="table-cell" style:data-style-name="ND.0">
      <style:table-cell-properties fo:background-color="#ffcc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6e5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96e5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58.85pt" style:use-optimal-column-width="true"/>
    </style:style>
    <style:style style:name="ACOL-2" style:family="table-column">
      <style:table-column-properties style:column-width="95.25pt" style:use-optimal-column-width="false"/>
    </style:style>
    <style:style style:name="ACOL-3" style:family="table-column">
      <style:table-column-properties style:column-width="141.75pt" style:use-optimal-column-width="false"/>
    </style:style>
    <style:style style:name="ACOL-4" style:family="table-column">
      <style:table-column-properties style:column-width="144.91pt" style:use-optimal-column-width="true"/>
    </style:style>
    <style:style style:name="ACOL-5" style:family="table-column">
      <style:table-column-properties style:column-width="91.39pt" style:use-optimal-column-width="true"/>
    </style:style>
    <style:style style:name="ACOL-6" style:family="table-column">
      <style:table-column-properties style:column-width="102.25pt" style:use-optimal-column-width="true"/>
    </style:style>
    <style:style style:name="ACOL-7" style:family="table-column">
      <style:table-column-properties style:column-width="137.91pt" style:use-optimal-column-width="true"/>
    </style:style>
    <style:style style:name="ACOL-8" style:family="table-column">
      <style:table-column-properties style:column-width="98.39pt" style:use-optimal-column-width="true"/>
    </style:style>
    <style:style style:name="ACOL-9" style:family="table-column">
      <style:table-column-properties style:column-width="99.95pt" style:use-optimal-column-width="true"/>
    </style:style>
    <style:style style:name="ACOL-10" style:family="table-column"/>
    <style:style style:name="AROW-1" style:family="table-row">
      <style:table-row-properties style:row-height="32.80pt" style:use-optimal-row-height="fals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Ark1" table:style-name="ta-0x894f0b8">
        <office:forms form:automatic-focus="false" form:apply-design-mode="false">
          <form:form/>
        </office:forms>
        <table:table-column table:default-cell-style-name="ACE-0x896e468" table:style-name="ACOL-1"/>
        <table:table-column table:default-cell-style-name="ACE-0x896e468" table:style-name="ACOL-2"/>
        <table:table-column table:default-cell-style-name="ACE-0x896e468" table:style-name="ACOL-3"/>
        <table:table-column table:default-cell-style-name="ACE-0x896e468" table:style-name="ACOL-4"/>
        <table:table-column table:default-cell-style-name="ACE-0x896e468" table:style-name="ACOL-5"/>
        <table:table-column table:default-cell-style-name="ACE-0x896e468" table:style-name="ACOL-6"/>
        <table:table-column table:default-cell-style-name="ACE-0x896e468" table:style-name="ACOL-7"/>
        <table:table-column table:default-cell-style-name="ACE-0x896e468" table:style-name="ACOL-8"/>
        <table:table-column table:default-cell-style-name="ACE-0x896e468" table:style-name="ACOL-9"/>
        <table:table-column table:default-cell-style-name="ACE-0x896e468" table:style-name="ACOL-0" table:number-columns-repeated="1015"/>
        <table:table-row table:style-name="AROW-1">
          <table:table-cell table:style-name="ACE-0x896e228" office:value-type="string" office:string-value="tag (regex)">
            <text:p>tag (regex)</text:p>
          </table:table-cell>
          <table:table-cell table:style-name="ACE-0x896e228" office:value-type="string" office:string-value="subfield (regex)">
            <text:p>subfield (regex)</text:p>
          </table:table-cell>
          <table:table-cell table:style-name="ACE-0x896e228" office:value-type="string" office:string-value="regex condition">
            <text:p>regex condition</text:p>
          </table:table-cell>
          <table:table-cell table:style-name="ACE-0x896e228" office:value-type="string" office:string-value="manifestation.assertion">
            <text:p>manifestation.assertion</text:p>
          </table:table-cell>
          <table:table-cell table:style-name="ACE-0x896e228" office:value-type="string" office:string-value="object type">
            <text:p>object type</text:p>
          </table:table-cell>
          <table:table-cell table:style-name="ACE-0x896e228" office:value-type="string" office:string-value="regex uri/literal">
            <text:p>regex uri/literal</text:p>
          </table:table-cell>
          <table:table-cell table:style-name="ACE-0x896e228" office:value-type="string" office:string-value="relation">
            <text:p>relation</text:p>
          </table:table-cell>
          <table:table-cell table:style-name="ACE-0x896e228" office:value-type="string" office:string-value="object instance">
            <text:p>object instance</text:p>
          </table:table-cell>
          <table:table-cell table:number-columns-repeated="1016" table:style-name="ACE-0x896e228"/>
        </table:table-row>
        <table:table-row table:style-name="AROW-2">
          <table:table-cell table:style-name="ACE-0x896e468" office:value-type="string" office:string-value="001">
            <text:p>001</text:p>
          </table:table-cell>
          <table:table-cell table:number-columns-repeated="2" table:style-name="ACE-0x896e468"/>
          <table:table-cell table:style-name="ACE-0x896e468" office:value-type="string" office:string-value="#{@@base_uri}/m/#{id}">
            <text:p>#{@@base_uri}/m/#{id}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value.strip">
            <text:p>value.strip</text:p>
          </table:table-cell>
          <table:table-cell table:style-name="ACE-0x896e468" office:value-type="string" office:string-value="frbr:Manifestation">
            <text:p>frbr:Manifestation</text:p>
          </table:table-cell>
          <table:table-cell table:number-columns-repeated="1017" table:style-name="ACE-0x896e468"/>
        </table:table-row>
        <table:table-row table:style-name="AROW-2">
          <table:table-cell table:style-name="ACE-0x896e468" office:value-type="string" office:string-value="008">
            <text:p>008</text:p>
          </table:table-cell>
          <table:table-cell table:style-name="ACE-0x896e468"/>
          <table:table-cell table:style-name="ACE-0x896e468" office:value-type="string" office:string-value="[34,3]">
            <text:p>[34,3]</text:p>
          </table:table-cell>
          <table:table-cell table:style-name="ACE-0x896e468" office:value-type="string" office:string-value="dct:language">
            <text:p>dct:language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lvont:Language">
            <text:p>lvont:Language</text:p>
          </table:table-cell>
          <table:table-cell table:number-columns-repeated="1017" table:style-name="ACE-0x896e468"/>
        </table:table-row>
        <table:table-row table:style-name="AROW-2">
          <table:table-cell table:style-name="ACE-0x896e468" office:value-type="string" office:string-value="010">
            <text:p>01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lccn">
            <text:p>bibo:lccn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2">
          <table:table-cell table:style-name="ACE-0x896e468" office:value-type="string" office:string-value="019">
            <text:p>019</text:p>
          </table:table-cell>
          <table:table-cell table:style-name="Gnumeric-default" office:value-type="string" office:string-value="a">
            <text:p>a</text:p>
          </table:table-cell>
          <table:table-cell table:style-name="Gnumeric-default"/>
          <table:table-cell table:style-name="Gnumeric-default" office:value-type="string" office:string-value="dct:audience">
            <text:p>dct:audience</text:p>
          </table:table-cell>
          <table:table-cell table:style-name="Gnumeric-default" office:value-type="string" office:string-value="uri">
            <text:p>uri</text:p>
          </table:table-cell>
          <table:table-cell table:number-columns-repeated="1019" table:style-name="Gnumeric-default"/>
        </table:table-row>
        <table:table-row table:style-name="AROW-2">
          <table:table-cell table:style-name="ACE-0x896e468"/>
          <table:table-cell table:style-name="ACE-0x896e468" office:value-type="string" office:string-value="b">
            <text:p>b</text:p>
          </table:table-cell>
          <table:table-cell table:style-name="ACE-0x896e468"/>
          <table:table-cell table:style-name="ACE-0x896e468" office:value-type="string" office:string-value="dct:format">
            <text:p>dct:format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2">
          <table:table-cell table:style-name="ACE-0x896e468"/>
          <table:table-cell table:style-name="Gnumeric-default" office:value-type="string" office:string-value="d">
            <text:p>d</text:p>
          </table:table-cell>
          <table:table-cell table:style-name="Gnumeric-default"/>
          <table:table-cell table:style-name="Gnumeric-default" office:value-type="string" office:string-value="pode:literaryFormat">
            <text:p>pode:literaryFormat</text:p>
          </table:table-cell>
          <table:table-cell table:style-name="Gnumeric-default" office:value-type="string" office:string-value="literal">
            <text:p>literal</text:p>
          </table:table-cell>
          <table:table-cell table:number-columns-repeated="1019" table:style-name="Gnumeric-default"/>
        </table:table-row>
        <table:table-row table:style-name="AROW-2">
          <table:table-cell table:style-name="ACE-0x896e468" office:value-type="string" office:string-value="020">
            <text:p>020</text:p>
          </table:table-cell>
          <table:table-cell table:style-name="ACE-0x896e468" office:value-type="string" office:string-value="a">
            <text:p>a</text:p>
          </table:table-cell>
          <table:table-cell table:style-name="ACE-0x896e468" office:value-type="string" office:string-value="if isbn.length == 10">
            <text:p>if isbn.length == 10</text:p>
          </table:table-cell>
          <table:table-cell table:style-name="ACE-0x896e468" office:value-type="string" office:string-value="bibo:isbn10">
            <text:p>bibo:isbn10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2">
          <table:table-cell table:style-name="ACE-0x896e468" office:value-type="string" office:string-value="020">
            <text:p>020</text:p>
          </table:table-cell>
          <table:table-cell table:style-name="ACE-0x896e468" office:value-type="string" office:string-value="a">
            <text:p>a</text:p>
          </table:table-cell>
          <table:table-cell table:style-name="ACE-0x896e468" office:value-type="string" office:string-value="if isbn.length == 13">
            <text:p>if isbn.length == 13</text:p>
          </table:table-cell>
          <table:table-cell table:style-name="ACE-0x896e468" office:value-type="string" office:string-value="bibo:isbn13">
            <text:p>bibo:isbn13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0">
          <table:table-cell table:style-name="ACE-0x896e468" office:value-type="string" office:string-value="022">
            <text:p>022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issn">
            <text:p>bibo:issn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2">
          <table:table-cell table:number-columns-repeated="3" table:style-name="ACE-0x896e468"/>
          <table:table-cell table:style-name="ACE-0x896e468" office:value-type="string" office:string-value="bibo:isbn13">
            <text:p>bibo:isbn13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0">
          <table:table-cell table:style-name="ACE-0x896e468" office:value-type="string" office:string-value="035">
            <text:p>035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oclcnum">
            <text:p>bibo:oclcnum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/^\(OcoLC\)//">
            <text:p>/^\(OcoLC\)//</text:p>
          </table:table-cell>
          <table:table-cell table:number-columns-repeated="1018" table:style-name="ACE-0x896e468"/>
        </table:table-row>
        <table:table-row table:style-name="AROW-2">
          <table:table-cell table:style-name="ACE-0x896e468" office:value-type="string" office:string-value="041">
            <text:p>041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language">
            <text:p>dct:language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lvont:Language">
            <text:p>lvont:Language</text:p>
          </table:table-cell>
          <table:table-cell table:number-columns-repeated="1017" table:style-name="ACE-0x896e468"/>
        </table:table-row>
        <table:table-row table:style-name="AROW-2">
          <table:table-cell table:style-name="ACE-0x896e468" office:value-type="string" office:string-value="082">
            <text:p>082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pode:ddk">
            <text:p>pode:ddk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pode:DDKCode">
            <text:p>pode:DDKCode</text:p>
          </table:table-cell>
          <table:table-cell table:number-columns-repeated="1017" table:style-name="ACE-0x896e468"/>
        </table:table-row>
        <table:table-row table:style-name="AROW-2">
          <table:table-cell table:style-name="ACE-0x896e468" office:value-type="string" office:string-value="090">
            <text:p>090</text:p>
          </table:table-cell>
          <table:table-cell table:style-name="ACE-0x896e468" office:value-type="string" office:string-value="[bcd]">
            <text:p>[bcd]</text:p>
          </table:table-cell>
          <table:table-cell table:style-name="ACE-0x896e468"/>
          <table:table-cell table:style-name="ACE-0x896e468" office:value-type="string" office:string-value="pode:location">
            <text:p>pode:location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2">
          <table:table-cell table:style-name="ACE-0x896e468" office:value-type="string" office:string-value="100">
            <text:p>10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creator">
            <text:p>dct:crea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/[^\w\s\-]//">
            <text:p>/[^\w\s\-]//</text:p>
          </table:table-cell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2">
          <table:table-cell table:style-name="ACE-0x896e468"/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foaf:name">
            <text:p>foaf:name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2">
          <table:table-cell table:style-name="ACE-0x896e468"/>
          <table:table-cell table:style-name="ACE-0x896e468" office:value-type="string" office:string-value="b">
            <text:p>b</text:p>
          </table:table-cell>
          <table:table-cell table:style-name="ACE-0x896e468"/>
          <table:table-cell table:style-name="ACE-0x896e468" office:value-type="string" office:string-value="bibo:suffixName">
            <text:p>bibo:suffixName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c">
            <text:p>c</text:p>
          </table:table-cell>
          <table:table-cell table:style-name="ACE-0x896e468"/>
          <table:table-cell table:style-name="ACE-0x896e468" office:value-type="string" office:string-value="foaf:title">
            <text:p>foaf:title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d">
            <text:p>d</text:p>
          </table:table-cell>
          <table:table-cell table:style-name="ACE-0x896e468"/>
          <table:table-cell table:style-name="ACE-0x896e468" office:value-type="string" office:string-value="pode:lifespan">
            <text:p>pode:lifespan</text:p>
          </table:table-cell>
          <table:table-cell table:style-name="ACE-0x896e468" office:value-type="string" office:string-value="literal">
            <text:p>literal</text:p>
          </table:table-cell>
          <table:table-cell table:number-columns-repeated="1019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j">
            <text:p>j</text:p>
          </table:table-cell>
          <table:table-cell table:style-name="ACE-0x896e468"/>
          <table:table-cell table:style-name="ACE-0x896e468" office:value-type="string" office:string-value="xfoaf:nationality">
            <text:p>xfoaf:nationality</text:p>
          </table:table-cell>
          <table:table-cell table:style-name="ACE-0x896e468" office:value-type="string" office:string-value="uri">
            <text:p>uri</text:p>
          </table:table-cell>
          <table:table-cell table:style-name="ACE-0x896e8e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2">
          <table:table-cell table:style-name="ACE-0x896e468" office:value-type="float" office:value="110">
            <text:p>11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creator">
            <text:p>dct:crea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/[^\w\s\-]//">
            <text:p>/[^\w\s\-]//</text:p>
          </table:table-cell>
          <table:table-cell table:style-name="ACE-0x896e468" office:value-type="string" office:string-value="foaf:Organization">
            <text:p>foaf:Organization</text:p>
          </table:table-cell>
          <table:table-cell table:number-columns-repeated="1017" table:style-name="ACE-0x896e468"/>
        </table:table-row>
        <table:table-row table:style-name="AROW-2">
          <table:table-cell table:style-name="ACE-0x896e468" office:value-type="float" office:value="240">
            <text:p>240</text:p>
          </table:table-cell>
          <table:table-cell table:style-name="ACE-0x896e468" office:value-type="string" office:string-value="[ab]">
            <text:p>[ab]</text:p>
          </table:table-cell>
          <table:table-cell table:style-name="ACE-0x896e468"/>
          <table:table-cell table:style-name="ACE-0x896e468" office:value-type="string" office:string-value="dct:alternative">
            <text:p>dct:alternative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float" office:value="245">
            <text:p>245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title">
            <text:p>dct:title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b">
            <text:p>b</text:p>
          </table:table-cell>
          <table:table-cell table:style-name="ACE-0x896e468"/>
          <table:table-cell table:style-name="ACE-0x896e468" office:value-type="string" office:string-value="rda:otherTitleInformation">
            <text:p>rda:otherTitleInformation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c">
            <text:p>c</text:p>
          </table:table-cell>
          <table:table-cell table:style-name="ACE-0x896e468"/>
          <table:table-cell table:style-name="ACE-0x896e468" office:value-type="string" office:string-value="rda:statementOfResponsibility">
            <text:p>rda:statementOfResponsibility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n">
            <text:p>n</text:p>
          </table:table-cell>
          <table:table-cell table:style-name="ACE-0x896e468"/>
          <table:table-cell table:style-name="ACE-0x896e468" office:value-type="string" office:string-value="bibo:number">
            <text:p>bibo:number</text:p>
          </table:table-cell>
          <table:table-cell table:style-name="ACE-0x896e468" office:value-type="string" office:string-value="integer">
            <text:p>integer</text:p>
          </table:table-cell>
          <table:table-cell table:style-name="ACE-0x896e468" office:value-type="string" office:string-value="/[^\d]//">
            <text:p>/[^\d]//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string" office:string-value="(246|767)">
            <text:p>(246|767)</text:p>
          </table:table-cell>
          <table:table-cell table:style-name="ACE-0x896e468" office:value-type="string" office:string-value="[abcet]">
            <text:p>[abcet]</text:p>
          </table:table-cell>
          <table:table-cell table:style-name="ACE-0x896e468"/>
          <table:table-cell table:style-name="ACE-0x896e468" office:value-type="string" office:string-value="rda:parallelTitleProper">
            <text:p>rda:parallelTitleProper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float" office:value="250">
            <text:p>25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edition">
            <text:p>bibo:edition</text:p>
          </table:table-cell>
          <table:table-cell table:style-name="ACE-0x896e468" office:value-type="string" office:string-value="integer">
            <text:p>integer</text:p>
          </table:table-cell>
          <table:table-cell table:style-name="ACE-0x896e8e8" office:value-type="string" office:string-value="/[^\d]//">
            <text:p>/[^\d]//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float" office:value="260">
            <text:p>26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publicationPlace">
            <text:p>dct:publicationPlace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/[^\w\s\-]//">
            <text:p>/[^\w\s\-]//</text:p>
          </table:table-cell>
          <table:table-cell table:style-name="ACE-0x896e468" office:value-type="string" office:string-value="geo:Feature">
            <text:p>geo:Feature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b">
            <text:p>b</text:p>
          </table:table-cell>
          <table:table-cell table:style-name="ACE-0x896e468"/>
          <table:table-cell table:style-name="ACE-0x896e468" office:value-type="string" office:string-value="dct:publisher">
            <text:p>dct:publisher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/[^\w\s\-]//">
            <text:p>/[^\w\s\-]//</text:p>
          </table:table-cell>
          <table:table-cell table:style-name="ACE-0x896e468" office:value-type="string" office:string-value="foaf:Organization">
            <text:p>foaf:Organizati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c">
            <text:p>c</text:p>
          </table:table-cell>
          <table:table-cell table:style-name="ACE-0x896e468"/>
          <table:table-cell table:style-name="ACE-0x896e468" office:value-type="string" office:string-value="dct:issued">
            <text:p>dct:issued</text:p>
          </table:table-cell>
          <table:table-cell table:style-name="ACE-0x896e468" office:value-type="string" office:string-value="integer">
            <text:p>integer</text:p>
          </table:table-cell>
          <table:table-cell table:style-name="ACE-0x896e468" office:value-type="string" office:string-value="/[^\d]//">
            <text:p>/[^\d]//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string" office:string-value="300">
            <text:p>30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pages">
            <text:p>bibo:pages</text:p>
          </table:table-cell>
          <table:table-cell table:style-name="ACE-0x896e468" office:value-type="string" office:string-value="integer">
            <text:p>integer</text:p>
          </table:table-cell>
          <table:table-cell table:style-name="ACE-0x896e468" office:value-type="string" office:string-value="/[^\d]//">
            <text:p>/[^\d]//</text:p>
          </table:table-cell>
          <table:table-cell table:number-columns-repeated="1018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[bce]">
            <text:p>[bce]</text:p>
          </table:table-cell>
          <table:table-cell table:style-name="ACE-0x896e468"/>
          <table:table-cell table:style-name="ACE-0x896e468" office:value-type="string" office:string-value="pode:physicalDescription">
            <text:p>pode:physicalDescription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float" office:value="440">
            <text:p>44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isPartOf">
            <text:p>dct:isPartOf</text:p>
          </table:table-cell>
          <table:table-cell table:style-name="ACE-0x896e468" office:value-type="string" office:string-value="uri">
            <text:p>uri</text:p>
          </table:table-cell>
          <table:table-cell table:style-name="ACE-0x896e468" office:value-type="string" office:string-value="/[^\w\s\-]//">
            <text:p>/[^\w\s\-]//</text:p>
          </table:table-cell>
          <table:table-cell table:style-name="ACE-0x896e468" office:value-type="string" office:string-value="bibo:Series">
            <text:p>bibo:Series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v">
            <text:p>v</text:p>
          </table:table-cell>
          <table:table-cell table:style-name="ACE-0x896e468"/>
          <table:table-cell table:style-name="ACE-0x896e468" office:value-type="string" office:string-value="bibo:number">
            <text:p>bibo:number</text:p>
          </table:table-cell>
          <table:table-cell table:style-name="ACE-0x896e468" office:value-type="string" office:string-value="integer">
            <text:p>integer</text:p>
          </table:table-cell>
          <table:table-cell table:style-name="ACE-0x896e468" office:value-type="string" office:string-value="/[^\d]//">
            <text:p>/[^\d]//</text:p>
          </table:table-cell>
          <table:table-cell table:number-columns-repeated="1018" table:style-name="ACE-0x896e468"/>
        </table:table-row>
        <table:table-row table:style-name="AROW-2">
          <table:table-cell table:style-name="ACE-0x896e468"/>
          <table:table-cell table:style-name="ACE-0x896e468" office:value-type="string" office:string-value="x">
            <text:p>x</text:p>
          </table:table-cell>
          <table:table-cell table:style-name="ACE-0x896e468"/>
          <table:table-cell table:style-name="ACE-0x896e468" office:value-type="string" office:string-value="bibo:issn">
            <text:p>bibo:issn</text:p>
          </table:table-cell>
          <table:table-cell table:number-columns-repeated="1020" table:style-name="ACE-0x896e468"/>
        </table:table-row>
        <table:table-row table:style-name="AROW-0">
          <table:table-cell table:style-name="ACE-0x896e468" office:value-type="string" office:string-value="^5(?!71)">
            <text:p>^5(?!71)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description">
            <text:p>dct:description</text:p>
          </table:table-cell>
          <table:table-cell table:style-name="ACE-0x896e468" office:value-type="string" office:string-value="literal">
            <text:p>literal</text:p>
          </table:table-cell>
          <table:table-cell table:style-name="ACE-0x896e468" office:value-type="string" office:string-value="strip_trailing_punct">
            <text:p>strip_trailing_punct</text:p>
          </table:table-cell>
          <table:table-cell table:number-columns-repeated="1018" table:style-name="ACE-0x896e468"/>
        </table:table-row>
        <table:table-row table:style-name="AROW-0">
          <table:table-cell table:style-name="ACE-0x896e468" office:value-type="float" office:value="571">
            <text:p>571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bibo:identifier">
            <text:p>bibo:identifier</text:p>
          </table:table-cell>
          <table:table-cell table:number-columns-repeated="1020" table:style-name="ACE-0x896e468"/>
        </table:table-row>
        <table:table-row table:style-name="AROW-0">
          <table:table-cell table:style-name="ACE-0x896e468" office:value-type="float" office:value="600">
            <text:p>600</text:p>
          </table:table-cell>
          <table:table-cell table:style-name="ACE-0x896e468" office:value-type="string" office:string-value="[adj]">
            <text:p>[adj]</text:p>
          </table:table-cell>
          <table:table-cell table:style-name="ACE-0x896e468"/>
          <table:table-cell table:style-name="ACE-0x896e468" office:value-type="string" office:string-value="dct:subject">
            <text:p>dct:subject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skos:Concept">
            <text:p>skos:Concept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float" office:value="650">
            <text:p>65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subject">
            <text:p>dct:subject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skos:Concept">
            <text:p>skos:Concept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x">
            <text:p>x</text:p>
          </table:table-cell>
          <table:table-cell table:style-name="ACE-0x896e468"/>
          <table:table-cell table:style-name="ACE-0x896e468" office:value-type="string" office:string-value="dct:subject">
            <text:p>dct:subject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skos:Concept">
            <text:p>skos:Concept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float" office:value="1">
            <text:p>1</text:p>
          </table:table-cell>
          <table:table-cell table:style-name="ACE-0x896e468"/>
          <table:table-cell table:style-name="ACE-0x896e468" office:value-type="string" office:string-value="sub:classification">
            <text:p>sub:classification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pode:DDKCode">
            <text:p>pode:DDKCode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float" office:value="652">
            <text:p>652</text:p>
          </table:table-cell>
          <table:table-cell table:number-columns-repeated="2" table:style-name="ACE-0x896e468"/>
          <table:table-cell table:style-name="ACE-0x896e468" office:value-type="string" office:string-value="mo:genre">
            <text:p>mo:genre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mo:Genre">
            <text:p>mo:Genre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float" office:value="655">
            <text:p>655</text:p>
          </table:table-cell>
          <table:table-cell table:number-columns-repeated="2" table:style-name="ACE-0x896e468"/>
          <table:table-cell table:style-name="ACE-0x896e468" office:value-type="string" office:string-value="movie:genre">
            <text:p>movie:genre</text:p>
          </table:table-cell>
          <table:table-cell table:style-name="ACE-0x896e468" office:value-type="string" office:string-value="uri">
            <text:p>uri</text:p>
          </table:table-cell>
          <table:table-cell table:number-columns-repeated="1019" table:style-name="ACE-0x896e468"/>
        </table:table-row>
        <table:table-row table:style-name="AROW-2">
          <table:table-cell table:style-name="ACE-0x896e468" office:value-type="string" office:string-value="(690|693|699)">
            <text:p>(690|693|699)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subject">
            <text:p>dct:subject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skos:Concept">
            <text:p>skos:Concept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x">
            <text:p>x</text:p>
          </table:table-cell>
          <table:table-cell table:style-name="ACE-0x896e468"/>
          <table:table-cell table:style-name="ACE-0x896e468" office:value-type="string" office:string-value="dct:subject">
            <text:p>dct:subject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skos:Concept">
            <text:p>skos:Concept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float" office:value="1">
            <text:p>1</text:p>
          </table:table-cell>
          <table:table-cell table:style-name="ACE-0x896e468"/>
          <table:table-cell table:style-name="ACE-0x896e468" office:value-type="string" office:string-value="sub:classification">
            <text:p>sub:classification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pode:DDKCode">
            <text:p>pode:DDKCode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string" office:string-value="(100|400|700|790|796|800|896)">
            <text:p>(100|400|700|790|796|800|896)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creator">
            <text:p>dct:crea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e">
            <text:p>e</text:p>
          </table:table-cell>
          <table:table-cell table:style-name="ACE-0x896e468" office:value-type="string" office:string-value="/innl./">
            <text:p>/innl./</text:p>
          </table:table-cell>
          <table:table-cell table:style-name="ACE-0x896e468" office:value-type="string" office:string-value="pode:reader">
            <text:p>pode:reade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e">
            <text:p>e</text:p>
          </table:table-cell>
          <table:table-cell table:style-name="ACE-0x896e468" office:value-type="string" office:string-value="/over.*/">
            <text:p>/over.*/</text:p>
          </table:table-cell>
          <table:table-cell table:style-name="ACE-0x896e468" office:value-type="string" office:string-value="bibo:translator">
            <text:p>bibo:transla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e">
            <text:p>e</text:p>
          </table:table-cell>
          <table:table-cell table:style-name="ACE-0x896e468" office:value-type="string" office:string-value="/medforf./">
            <text:p>/medforf./</text:p>
          </table:table-cell>
          <table:table-cell table:style-name="ACE-0x896e468" office:value-type="string" office:string-value="dct:creator">
            <text:p>dct:crea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e">
            <text:p>e</text:p>
          </table:table-cell>
          <table:table-cell table:style-name="ACE-0x896e468" office:value-type="string" office:string-value="/skuesp./">
            <text:p>/skuesp./</text:p>
          </table:table-cell>
          <table:table-cell table:style-name="ACE-0x896e468" office:value-type="string" office:string-value="pode:actor">
            <text:p>pode:ac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e">
            <text:p>e</text:p>
          </table:table-cell>
          <table:table-cell table:style-name="ACE-0x896e468" office:value-type="string" office:string-value="/reg./">
            <text:p>/reg./</text:p>
          </table:table-cell>
          <table:table-cell table:style-name="ACE-0x896e468" office:value-type="string" office:string-value="pode:director">
            <text:p>pode:director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float" office:value="700">
            <text:p>700</text:p>
          </table:table-cell>
          <table:table-cell table:style-name="ACE-0x896e468" office:value-type="string" office:string-value="d">
            <text:p>d</text:p>
          </table:table-cell>
          <table:table-cell table:style-name="ACE-0x896e468"/>
          <table:table-cell table:style-name="ACE-0x896e468" office:value-type="string" office:string-value="pode:lifespan">
            <text:p>pode:lifespan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j">
            <text:p>j</text:p>
          </table:table-cell>
          <table:table-cell table:style-name="ACE-0x896e468"/>
          <table:table-cell table:style-name="ACE-0x896e468" office:value-type="string" office:string-value="xfoaf:nationality">
            <text:p>xfoaf:nationality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foaf:Person">
            <text:p>foaf:Pers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/>
          <table:table-cell table:style-name="ACE-0x896e468" office:value-type="string" office:string-value="t">
            <text:p>t</text:p>
          </table:table-cell>
          <table:table-cell table:style-name="ACE-0x896e468"/>
          <table:table-cell table:style-name="ACE-0x896e468" office:value-type="string" office:string-value="dct:title">
            <text:p>dct:title</text:p>
          </table:table-cell>
          <table:table-cell table:number-columns-repeated="1020" table:style-name="ACE-0x896e468"/>
        </table:table-row>
        <table:table-row table:style-name="AROW-0">
          <table:table-cell table:style-name="ACE-0x896e468" office:value-type="float" office:value="710">
            <text:p>71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creator">
            <text:p>dct:creator</text:p>
          </table:table-cell>
          <table:table-cell table:number-columns-repeated="2" table:style-name="ACE-0x896e468"/>
          <table:table-cell table:style-name="ACE-0x896e468" office:value-type="string" office:string-value="foaf:Organization">
            <text:p>foaf:Organization</text:p>
          </table:table-cell>
          <table:table-cell table:number-columns-repeated="1017" table:style-name="ACE-0x896e468"/>
        </table:table-row>
        <table:table-row table:style-name="AROW-0">
          <table:table-cell table:style-name="ACE-0x896e468" office:value-type="float" office:value="730">
            <text:p>73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alternative">
            <text:p>dct:alternative</text:p>
          </table:table-cell>
          <table:table-cell table:number-columns-repeated="1020" table:style-name="ACE-0x896e468"/>
        </table:table-row>
        <table:table-row table:style-name="AROW-2">
          <table:table-cell table:style-name="ACE-0x896e468" office:value-type="string" office:string-value="760">
            <text:p>760</text:p>
          </table:table-cell>
          <table:table-cell table:style-name="ACE-0x896e468" office:value-type="string" office:string-value="a">
            <text:p>a</text:p>
          </table:table-cell>
          <table:table-cell table:style-name="ACE-0x896e468"/>
          <table:table-cell table:style-name="ACE-0x896e468" office:value-type="string" office:string-value="dct:isPartOf">
            <text:p>dct:isPartOf</text:p>
          </table:table-cell>
          <table:table-cell table:style-name="ACE-0x896e468" office:value-type="string" office:string-value="uri">
            <text:p>uri</text:p>
          </table:table-cell>
          <table:table-cell table:style-name="ACE-0x896e468"/>
          <table:table-cell table:style-name="ACE-0x896e468" office:value-type="string" office:string-value="bibo:Series">
            <text:p>bibo:Series</text:p>
          </table:table-cell>
          <table:table-cell table:style-name="ACE-0x896e468" office:value-type="string" office:string-value="pode:titleNumber">
            <text:p>pode:titleNumber</text:p>
          </table:table-cell>
          <table:table-cell table:style-name="ACE-0x896e468" office:value-type="string" office:string-value="integer">
            <text:p>integer</text:p>
          </table:table-cell>
          <table:table-cell table:number-columns-repeated="1015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 table:number-rows-repeated="707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9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409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76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76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76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76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02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02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02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02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279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279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53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53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79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79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04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04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30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9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76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307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3327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511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97894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3839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358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1023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 table:number-rows-repeated="2815">
          <table:table-cell table:style-name="ACE-0x896e468"/>
          <table:table-cell table:number-columns-repeated="63" table:style-name="ACE-0x896e468"/>
          <table:table-cell table:number-columns-repeated="448" table:style-name="ACE-0x896e468"/>
          <table:table-cell table:number-columns-repeated="512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 table:number-rows-repeated="255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 table:number-rows-repeated="254">
          <table:table-cell table:style-name="ACE-0x896e468"/>
          <table:table-cell table:number-columns-repeated="63" table:style-name="ACE-0x896e468"/>
          <table:table-cell table:number-columns-repeated="960" table:style-name="ACE-0x896e468"/>
        </table:table-row>
        <table:table-row table:style-name="AROW-0">
          <table:table-cell table:style-name="ACE-0x896e468"/>
          <table:table-cell table:number-columns-repeated="1023" table:style-name="Gnumeric-default"/>
        </table:table-row>
      </table:table>
      <table:table table:name="Ark2" table:style-name="ta-0x894f210">
        <office:forms form:automatic-focus="false" form:apply-design-mode="false">
          <form:form/>
        </office:forms>
        <table:table-column table:default-cell-style-name="ACE-0x896e5e8" table:style-name="ACOL-0"/>
        <table:table-column table:default-cell-style-name="ACE-0x896e5e8" table:style-name="ACOL-0" table:number-columns-repeated="255"/>
        <table:table-row table:style-name="AROW-0">
          <table:table-cell table:number-columns-repeated="256" table:style-name="ACE-0x896e5e8"/>
        </table:table-row>
        <table:table-row table:style-name="AROW-0">
          <table:table-cell table:number-columns-repeated="256" table:style-name="ACE-0x896e5e8"/>
        </table:table-row>
        <table:table-row table:style-name="AROW-0" table:number-rows-repeated="65534">
          <table:table-cell table:number-columns-repeated="256" table:style-name="ACE-0x896e5e8"/>
        </table:table-row>
      </table:table>
      <table:table table:name="Ark3" table:style-name="ta-0x894f368">
        <office:forms form:automatic-focus="false" form:apply-design-mode="false">
          <form:form/>
        </office:forms>
        <table:table-column table:default-cell-style-name="ACE-0x896e528" table:style-name="ACOL-0"/>
        <table:table-column table:default-cell-style-name="ACE-0x896e528" table:style-name="ACOL-0" table:number-columns-repeated="255"/>
        <table:table-row table:style-name="AROW-0">
          <table:table-cell table:number-columns-repeated="256" table:style-name="ACE-0x896e528"/>
        </table:table-row>
        <table:table-row table:style-name="AROW-0">
          <table:table-cell table:number-columns-repeated="256" table:style-name="ACE-0x896e528"/>
        </table:table-row>
        <table:table-row table:style-name="AROW-0" table:number-rows-repeated="65534">
          <table:table-cell table:number-columns-repeated="256" table:style-name="ACE-0x896e52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number:number-style style:name="ND.0">
      <number:number number:decimal-places="2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81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1-06-26T22:50:54Z</dc:date>
    <meta:creation-date>2011-06-23T09:52:54Z</meta:creation-date>
    <meta:editing-cycles>1</meta:editing-cycles>
    <meta:editing-duration>PT12M55S</meta:editing-duration>
    <meta:generator>gnumeric/1.10.13</meta:generator>
  </office:meta>
</office:document-meta>
</file>